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af20" officeooo:paragraph-rsid="0015af20"/>
    </style:style>
    <style:style style:name="P2" style:family="paragraph" style:parent-style-name="Standard" style:list-style-name="L1">
      <style:text-properties officeooo:rsid="0017400b" officeooo:paragraph-rsid="0017400b"/>
    </style:style>
    <style:style style:name="P3" style:family="paragraph" style:parent-style-name="Standard" style:list-style-name="L1">
      <style:text-properties officeooo:rsid="00188730" officeooo:paragraph-rsid="00188730"/>
    </style:style>
    <style:style style:name="P4" style:family="paragraph" style:parent-style-name="Standard" style:list-style-name="L1">
      <style:text-properties officeooo:rsid="001a6b7f" officeooo:paragraph-rsid="001a6b7f"/>
    </style:style>
    <style:style style:name="P5" style:family="paragraph" style:parent-style-name="Standard">
      <style:text-properties officeooo:rsid="001a6b7f" officeooo:paragraph-rsid="001a6b7f"/>
    </style:style>
    <style:style style:name="P6" style:family="paragraph" style:parent-style-name="Standard" style:list-style-name="L1">
      <style:text-properties officeooo:rsid="001aa2b8" officeooo:paragraph-rsid="001aa2b8"/>
    </style:style>
    <style:style style:name="P7" style:family="paragraph" style:parent-style-name="Standard">
      <style:text-properties officeooo:rsid="001b73a9" officeooo:paragraph-rsid="001b73a9"/>
    </style:style>
    <style:style style:name="P8" style:family="paragraph" style:parent-style-name="Standard" style:list-style-name="L1">
      <style:text-properties officeooo:rsid="001b73a9" officeooo:paragraph-rsid="001b73a9"/>
    </style:style>
    <style:style style:name="P9" style:family="paragraph" style:parent-style-name="Standard" style:list-style-name="L2">
      <style:text-properties officeooo:rsid="001db99d" officeooo:paragraph-rsid="001db99d"/>
    </style:style>
    <style:style style:name="P10" style:family="paragraph" style:parent-style-name="Standard" style:list-style-name="L2">
      <style:text-properties officeooo:rsid="001e6561" officeooo:paragraph-rsid="001e6561"/>
    </style:style>
    <style:style style:name="P11" style:family="paragraph" style:parent-style-name="Standard" style:list-style-name="L2">
      <style:text-properties officeooo:rsid="00207595" officeooo:paragraph-rsid="00207595"/>
    </style:style>
    <style:style style:name="P12" style:family="paragraph" style:parent-style-name="Standard">
      <style:text-properties officeooo:rsid="00222f34" officeooo:paragraph-rsid="00222f34"/>
    </style:style>
    <style:style style:name="P13" style:family="paragraph" style:parent-style-name="Standard">
      <style:text-properties officeooo:rsid="0027bb9b" officeooo:paragraph-rsid="0027bb9b"/>
    </style:style>
    <style:style style:name="P14" style:family="paragraph" style:parent-style-name="Standard" style:list-style-name="L3">
      <style:text-properties officeooo:rsid="0027bb9b" officeooo:paragraph-rsid="0027bb9b"/>
    </style:style>
    <style:style style:name="P15" style:family="paragraph" style:parent-style-name="Standard" style:list-style-name="L2">
      <style:text-properties officeooo:rsid="002e15a6" officeooo:paragraph-rsid="002e15a6"/>
    </style:style>
    <style:style style:name="P16" style:family="paragraph" style:parent-style-name="Standard">
      <style:text-properties officeooo:rsid="002e15a6" officeooo:paragraph-rsid="002e15a6"/>
    </style:style>
    <style:style style:name="P17" style:family="paragraph" style:parent-style-name="Standard">
      <style:text-properties fo:font-weight="bold" officeooo:rsid="0017400b" officeooo:paragraph-rsid="0017400b" style:font-weight-asian="bold" style:font-weight-complex="bold"/>
    </style:style>
    <style:style style:name="P18" style:family="paragraph" style:parent-style-name="Standard">
      <style:text-properties fo:font-weight="bold" officeooo:rsid="00321628" officeooo:paragraph-rsid="00321628" style:font-weight-asian="bold" style:font-weight-complex="bold"/>
    </style:style>
    <style:style style:name="P19" style:family="paragraph" style:parent-style-name="Standard">
      <style:text-properties fo:font-size="14pt" fo:font-weight="bold" officeooo:rsid="0015af20" officeooo:paragraph-rsid="0015af20" style:font-size-asian="14pt" style:font-weight-asian="bold" style:font-size-complex="14pt" style:font-weight-complex="bold"/>
    </style:style>
    <style:style style:name="P20" style:family="paragraph" style:parent-style-name="Standard">
      <style:text-properties fo:font-weight="normal" officeooo:rsid="00321628" officeooo:paragraph-rsid="00321628" style:font-weight-asian="normal" style:font-weight-complex="normal"/>
    </style:style>
    <style:style style:name="P21" style:family="paragraph" style:parent-style-name="Standard">
      <style:paragraph-properties fo:break-before="page"/>
      <style:text-properties officeooo:rsid="0027bb9b" officeooo:paragraph-rsid="0027bb9b"/>
    </style:style>
    <style:style style:name="P22" style:family="paragraph" style:parent-style-name="Table_20_Contents">
      <style:text-properties officeooo:rsid="0027bb9b" officeooo:paragraph-rsid="0027bb9b"/>
    </style:style>
    <style:style style:name="P23" style:family="paragraph" style:parent-style-name="Table_20_Contents">
      <style:text-properties fo:font-weight="bold" officeooo:rsid="0027bb9b" officeooo:paragraph-rsid="0027bb9b" style:font-weight-asian="bold" style:font-weight-complex="bold"/>
    </style:style>
    <style:style style:name="P24" style:family="paragraph" style:parent-style-name="Table_20_Contents">
      <style:text-properties officeooo:rsid="002956af" officeooo:paragraph-rsid="002956af"/>
    </style:style>
    <style:style style:name="T1" style:family="text">
      <style:text-properties officeooo:rsid="001cec41"/>
    </style:style>
    <style:style style:name="T2" style:family="text">
      <style:text-properties officeooo:rsid="001d1350"/>
    </style:style>
    <style:style style:name="T3" style:family="text">
      <style:text-properties officeooo:rsid="001e80a9"/>
    </style:style>
    <style:style style:name="T4" style:family="text">
      <style:text-properties officeooo:rsid="00207595"/>
    </style:style>
    <style:style style:name="T5" style:family="text">
      <style:text-properties officeooo:rsid="0021793e"/>
    </style:style>
    <style:style style:name="T6" style:family="text">
      <style:text-properties officeooo:rsid="00222f34"/>
    </style:style>
    <style:style style:name="T7" style:family="text">
      <style:text-properties officeooo:rsid="0026cb3e"/>
    </style:style>
    <style:style style:name="T8" style:family="text">
      <style:text-properties officeooo:rsid="002b1d90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edial influences on society</text:p>
      <text:p text:style-name="P1"/>
      <text:p text:style-name="P17">Research Question:</text:p>
      <text:p text:style-name="P1"/>
      <text:p text:style-name="P1">How fast can information be spread in society by a television news format?</text:p>
      <text:p text:style-name="P1"/>
      <text:p text:style-name="P1">Can misinformation be spread by media even though there are people in society who know better? <text:span text:style-name="T3">How big does the percentage of “specialist” need to be in order to extinct the misinformation?</text:span></text:p>
      <text:p text:style-name="P1"/>
      <text:p text:style-name="P18">Research paper:</text:p>
      <text:p text:style-name="P20"/>
      <text:p text:style-name="P20">“Spread of (mis)information in social networks” 2010 by Daron Acemoglu et al</text:p>
      <text:p text:style-name="P20"/>
      <text:p text:style-name="P17">Model:</text:p>
      <text:p text:style-name="P17"/>
      <text:list xml:id="list4610963977291711466" text:style-name="L1">
        <text:list-item>
          <text:p text:style-name="P2">Take Switzerland as an example:</text:p>
          <text:list>
            <text:list-item>
              <text:p text:style-name="P2">7’000’000 people/agents in total</text:p>
            </text:list-item>
            <text:list-item>
              <text:p text:style-name="P2">Average from Jan-Jun 2017 606’000 of which watched “Tagesschau”</text:p>
            </text:list-item>
            <text:list-item>
              <text:p text:style-name="P3">606’000 agents are randomly collected to <text:span text:style-name="T1">spread</text:span> the information from Tagesschau</text:p>
            </text:list-item>
            <text:list-item>
              <text:p text:style-name="P6">Every agent is represented by a grid point</text:p>
            </text:list-item>
            <text:list-item>
              <text:p text:style-name="P3">At each time interval there is a chance that an agent meets another agent and tells him about what happened</text:p>
            </text:list-item>
            <text:list-item>
              <text:p text:style-name="P8">Every agent has a random number of times (between 1 &amp; 5?) that he has to hear about something, before he beliefs what he has heard and starts to spread the information himself.</text:p>
            </text:list-item>
            <text:list-item>
              <text:p text:style-name="P4">The meeting chance is decreasing <text:span text:style-name="T2">linearly </text:span>with increasing distance between the grid points</text:p>
            </text:list-item>
          </text:list>
        </text:list-item>
      </text:list>
      <text:p text:style-name="P5"/>
      <text:p text:style-name="P7">In a second step:</text:p>
      <text:list xml:id="list6857804168832064051" text:style-name="L2">
        <text:list-item>
          <text:p text:style-name="P9">Introduce a new type of agent in the following called “specialist”:</text:p>
          <text:list>
            <text:list-item>
              <text:p text:style-name="P10">Specialists can be selected to watch the “Tagesschau” just as all other agents</text:p>
            </text:list-item>
            <text:list-item>
              <text:p text:style-name="P10">Specialists do not believe the <text:span text:style-name="T6">mis</text:span>information, <text:span text:style-name="T6">their misinformation value always stays at zero</text:span></text:p>
            </text:list-item>
            <text:list-item>
              <text:p text:style-name="P10">If a specialist meets a person that has some points of misinformation spread (whet<text:span text:style-name="T5">h</text:span>er or not the agent believes the information and spreads it) one point of misinformation will be <text:span text:style-name="T4">subtracted</text:span></text:p>
            </text:list-item>
            <text:list-item>
              <text:p text:style-name="P11">The points of misinformation cannot fall below 0 <text:span text:style-name="T7">for any agent</text:span></text:p>
            </text:list-item>
            <text:list-item>
              <text:p text:style-name="P15">If an agent is is persuaded by a specialist not to belief in the misinformation any more, he can still be made to belief the misinformation by meeting a misinformation spreading agent</text:p>
            </text:list-item>
          </text:list>
        </text:list-item>
      </text:list>
      <text:p text:style-name="P16"/>
      <text:p text:style-name="P16"/>
      <text:p text:style-name="P21"><text:span text:style-name="T9">Parameters:</text:span></text:p>
      <text:p text:style-name="P13">Every agent has the following parameters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3">Parameter</text:p>
          </table:table-cell>
          <table:table-cell table:style-name="Table1.B1" office:value-type="string">
            <text:p text:style-name="P23">Description</text:p>
          </table:table-cell>
        </table:table-row>
        <table:table-row>
          <table:table-cell table:style-name="Table1.A2" office:value-type="string">
            <text:p text:style-name="P22">Gridpoint (x,y)</text:p>
          </table:table-cell>
          <table:table-cell table:style-name="Table1.B2" office:value-type="string">
            <text:p text:style-name="P22">Spacial position in uniform rectangular grid</text:p>
          </table:table-cell>
        </table:table-row>
        <table:table-row>
          <table:table-cell table:style-name="Table1.A2" office:value-type="string">
            <text:p text:style-name="P22">Points of misinformation <text:span text:style-name="T8">(between 0 and infinity)</text:span></text:p>
          </table:table-cell>
          <table:table-cell table:style-name="Table1.B2" office:value-type="string">
            <text:p text:style-name="P22">How much does the agent belief in the misinformation:</text:p>
            <text:p text:style-name="P22">+3 if he watched Tagesschaue</text:p>
            <text:p text:style-name="P22">+1 if he meets agent that beliefs/spread misinformation</text:p>
            <text:p text:style-name="P22">-1 if he meets specialist</text:p>
          </table:table-cell>
        </table:table-row>
        <table:table-row>
          <table:table-cell table:style-name="Table1.A2" office:value-type="string">
            <text:p text:style-name="P24">Persuasion points (random initial value between 1 and 5)</text:p>
          </table:table-cell>
          <table:table-cell table:style-name="Table1.B2" office:value-type="string">
            <text:p text:style-name="P24">How many points of misinformation are needed before the agent is persuaded of the information and starts to spread it.</text:p>
          </table:table-cell>
        </table:table-row>
        <table:table-row>
          <table:table-cell table:style-name="Table1.A2" office:value-type="string">
            <text:p text:style-name="P24">Specialist (true; false)</text:p>
          </table:table-cell>
          <table:table-cell table:style-name="Table1.B2" office:value-type="string">
            <text:p text:style-name="P24">Is the agent a specialist or a normal agent?</text:p>
          </table:table-cell>
        </table:table-row>
      </table:table>
      <text:p text:style-name="P13"/>
      <text:p text:style-name="P12"/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5:45.484239634</meta:creation-date>
    <dc:date>2017-10-18T17:40:50.299566115</dc:date>
    <meta:editing-duration>PT34M52S</meta:editing-duration>
    <meta:editing-cycles>24</meta:editing-cycles>
    <meta:generator>LibreOffice/5.1.6.2$Linux_X86_64 LibreOffice_project/10m0$Build-2</meta:generator>
    <meta:document-statistic meta:table-count="1" meta:image-count="0" meta:object-count="0" meta:page-count="2" meta:paragraph-count="37" meta:word-count="390" meta:character-count="2314" meta:non-whitespace-character-count="1975"/>
  </office:meta>
</office:document-meta>
</file>